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1BD05DA76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draw:marker-start="Arrowheads_20_1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02cm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3cm, 0.889cm, 1.219cm, 0.61cm)" draw:image-opacity="100%" style:mirror="none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2323dc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256cm" svg:y1="6.556cm" svg:x2="25.654cm" svg:y2="6.556cm">
          <text:p/>
        </draw:line>
        <draw:line draw:style-name="gr1" draw:text-style-name="P1" draw:layer="layout" svg:x1="16.256cm" svg:y1="7.191cm" svg:x2="25.654cm" svg:y2="7.191cm">
          <text:p/>
        </draw:line>
        <draw:line draw:style-name="gr1" draw:text-style-name="P1" draw:layer="layout" svg:x1="16.256cm" svg:y1="7.826cm" svg:x2="25.654cm" svg:y2="7.826cm">
          <text:p/>
        </draw:line>
        <draw:line draw:style-name="gr1" draw:text-style-name="P1" draw:layer="layout" svg:x1="16.256cm" svg:y1="8.461cm" svg:x2="25.654cm" svg:y2="8.461cm">
          <text:p/>
        </draw:line>
        <draw:line draw:style-name="gr1" draw:text-style-name="P1" draw:layer="layout" svg:x1="16.256cm" svg:y1="9.096cm" svg:x2="25.654cm" svg:y2="9.096cm">
          <text:p/>
        </draw:line>
        <draw:line draw:style-name="gr1" draw:text-style-name="P1" draw:layer="layout" svg:x1="16.256cm" svg:y1="9.731cm" svg:x2="25.654cm" svg:y2="9.731cm">
          <text:p/>
        </draw:line>
        <draw:line draw:style-name="gr1" draw:text-style-name="P1" draw:layer="layout" svg:x1="16.256cm" svg:y1="10.366cm" svg:x2="25.654cm" svg:y2="10.366cm">
          <text:p/>
        </draw:line>
        <draw:line draw:style-name="gr1" draw:text-style-name="P1" draw:layer="layout" svg:x1="16.256cm" svg:y1="11.001cm" svg:x2="25.654cm" svg:y2="11.001cm">
          <text:p/>
        </draw:line>
        <draw:line draw:style-name="gr1" draw:text-style-name="P1" draw:layer="layout" svg:x1="16.256cm" svg:y1="11.636cm" svg:x2="25.654cm" svg:y2="11.636cm">
          <text:p/>
        </draw:line>
        <draw:line draw:style-name="gr1" draw:text-style-name="P1" draw:layer="layout" svg:x1="16.256cm" svg:y1="3.381cm" svg:x2="25.654cm" svg:y2="3.381cm">
          <text:p/>
        </draw:line>
        <draw:line draw:style-name="gr1" draw:text-style-name="P1" draw:layer="layout" svg:x1="16.256cm" svg:y1="4.016cm" svg:x2="25.654cm" svg:y2="4.016cm">
          <text:p/>
        </draw:line>
        <draw:line draw:style-name="gr1" draw:text-style-name="P1" draw:layer="layout" svg:x1="16.256cm" svg:y1="4.651cm" svg:x2="25.654cm" svg:y2="4.651cm">
          <text:p/>
        </draw:line>
        <draw:line draw:style-name="gr1" draw:text-style-name="P1" draw:layer="layout" svg:x1="16.256cm" svg:y1="5.286cm" svg:x2="25.654cm" svg:y2="5.286cm">
          <text:p/>
        </draw:line>
        <draw:line draw:style-name="gr1" draw:text-style-name="P1" draw:layer="layout" svg:x1="16.256cm" svg:y1="5.921cm" svg:x2="25.654cm" svg:y2="5.921cm">
          <text:p/>
        </draw:line>
        <draw:line draw:style-name="gr2" draw:text-style-name="P1" draw:layer="layout" svg:x1="0.949cm" svg:y1="3.356cm" svg:x2="10.347cm" svg:y2="3.356cm">
          <text:p/>
        </draw:line>
        <draw:line draw:style-name="gr2" draw:text-style-name="P1" draw:layer="layout" svg:x1="0.949cm" svg:y1="3.991cm" svg:x2="10.347cm" svg:y2="3.991cm">
          <text:p/>
        </draw:line>
        <draw:line draw:style-name="gr2" draw:text-style-name="P1" draw:layer="layout" svg:x1="0.949cm" svg:y1="4.626cm" svg:x2="10.347cm" svg:y2="4.626cm">
          <text:p/>
        </draw:line>
        <draw:line draw:style-name="gr2" draw:text-style-name="P1" draw:layer="layout" svg:x1="0.949cm" svg:y1="5.261cm" svg:x2="10.347cm" svg:y2="5.261cm">
          <text:p/>
        </draw:line>
        <draw:frame draw:style-name="gr3" draw:text-style-name="P1" draw:layer="layout" svg:width="9.779cm" svg:height="5.283cm" draw:transform="rotate (-1.5707963267949) translate (15.865cm 2.213cm)">
          <draw:image xlink:href="Pictures/100002010000029D000001BD05DA769A.png" xlink:type="simple" xlink:show="embed" xlink:actuate="onLoad">
            <text:p/>
          </draw:image>
        </draw:frame>
        <draw:line draw:style-name="gr2" draw:text-style-name="P1" draw:layer="layout" svg:x1="0.93cm" svg:y1="2.721cm" svg:x2="10.328cm" svg:y2="2.721cm">
          <text:p/>
        </draw:line>
        <draw:line draw:style-name="gr1" draw:text-style-name="P1" draw:layer="layout" svg:x1="16.256cm" svg:y1="2.746cm" svg:x2="25.654cm" svg:y2="2.746cm">
          <text:p/>
        </draw:line>
        <draw:custom-shape draw:style-name="gr4" draw:text-style-name="P3" draw:layer="layout" svg:width="1.778cm" svg:height="0.508cm" svg:x="23.66cm" svg:y="11.357cm">
          <text:p text:style-name="P2"><text:span text:style-name="T1">P0_18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10.722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10.087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9.452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8.817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8.182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66cm" svg:y="2.467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7.547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6.912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6.277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5.642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66cm" svg:y="5.007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66cm" svg:y="4.372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66cm" svg:y="3.737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66cm" svg:y="3.102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0.93cm" svg:y1="5.896cm" svg:x2="10.328cm" svg:y2="5.896cm">
          <text:p/>
        </draw:line>
        <draw:line draw:style-name="gr2" draw:text-style-name="P1" draw:layer="layout" svg:x1="0.93cm" svg:y1="6.531cm" svg:x2="10.328cm" svg:y2="6.531cm">
          <text:p/>
        </draw:line>
        <draw:line draw:style-name="gr2" draw:text-style-name="P1" draw:layer="layout" svg:x1="0.93cm" svg:y1="7.166cm" svg:x2="10.328cm" svg:y2="7.166cm">
          <text:p/>
        </draw:line>
        <draw:line draw:style-name="gr2" draw:text-style-name="P1" draw:layer="layout" svg:x1="0.93cm" svg:y1="7.801cm" svg:x2="10.328cm" svg:y2="7.801cm">
          <text:p/>
        </draw:line>
        <draw:line draw:style-name="gr2" draw:text-style-name="P1" draw:layer="layout" svg:x1="0.93cm" svg:y1="8.436cm" svg:x2="10.328cm" svg:y2="8.436cm">
          <text:p/>
        </draw:line>
        <draw:line draw:style-name="gr2" draw:text-style-name="P1" draw:layer="layout" svg:x1="0.93cm" svg:y1="9.071cm" svg:x2="10.328cm" svg:y2="9.071cm">
          <text:p/>
        </draw:line>
        <draw:line draw:style-name="gr2" draw:text-style-name="P1" draw:layer="layout" svg:x1="0.93cm" svg:y1="9.706cm" svg:x2="10.328cm" svg:y2="9.706cm">
          <text:p/>
        </draw:line>
        <draw:line draw:style-name="gr2" draw:text-style-name="P1" draw:layer="layout" svg:x1="0.93cm" svg:y1="10.341cm" svg:x2="10.328cm" svg:y2="10.341cm">
          <text:p/>
        </draw:line>
        <draw:line draw:style-name="gr2" draw:text-style-name="P1" draw:layer="layout" svg:x1="0.93cm" svg:y1="10.976cm" svg:x2="10.328cm" svg:y2="10.976cm">
          <text:p/>
        </draw:line>
        <draw:line draw:style-name="gr2" draw:text-style-name="P1" draw:layer="layout" svg:x1="0.93cm" svg:y1="11.611cm" svg:x2="10.328cm" svg:y2="11.611cm">
          <text:p/>
        </draw:line>
        <draw:custom-shape draw:style-name="gr7" draw:text-style-name="P3" draw:layer="layout" svg:width="1.778cm" svg:height="0.508cm" svg:x="1.211cm" svg:y="3.102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11cm" svg:y="6.277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11cm" svg:y="3.737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11cm" svg:y="2.467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11cm" svg:y="5.007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11cm" svg:y="5.642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11cm" svg:y="4.372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184cm" svg:y="11.357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184cm" svg:y="10.722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184cm" svg:y="10.087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184cm" svg:y="9.452cm">
          <text:p text:style-name="P2"><text:span text:style-name="T1">P0_16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184cm" svg:y="8.817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11cm" svg:y="8.182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11cm" svg:y="7.547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11cm" svg:y="6.912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1.123cm" svg:y="10.087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1.123cm" svg:y="11.357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851cm" svg:y="11.357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391cm" svg:y="4.372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391cm" svg:y="5.007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329cm" svg:y="6.277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329cm" svg:y="7.547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391cm" svg:y="5.642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391cm" svg:y="3.102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391cm" svg:y="10.722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329cm" svg:y="9.452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10.087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9.452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7.547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5.642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6.277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8.817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8.182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851cm" svg:y="6.912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851cm" svg:y="3.737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1.123cm" svg:y="8.817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1.123cm" svg:y="10.722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851cm" svg:y="2.467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1.123cm" svg:y="5.642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329cm" svg:y="5.007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329cm" svg:y="6.912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057cm" svg:y="13.77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089cm" svg:y="13.008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057cm" svg:y="13.008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089cm" svg:y="14.532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121cm" svg:y="13.008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089cm" svg:y="13.77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057cm" svg:y="14.532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121cm" svg:y="13.77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329cm" svg:y="3.102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custom-shape draw:style-name="gr18" draw:text-style-name="P3" draw:layer="layout" svg:width="1.905cm" svg:height="1.016cm" svg:x="14.265cm" svg:y="0.562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397cm" svg:height="1.016cm" svg:x="10.074cm" svg:y="0.562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778cm" svg:height="1.016cm" svg:x="11.979cm" svg:y="0.562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2.868cm" svg:y1="1.578cm" svg:x2="12.868cm" svg:y2="2.975cm">
          <text:p/>
        </draw:line>
        <draw:custom-shape draw:style-name="gr21" draw:text-style-name="P3" draw:layer="layout" svg:width="2.159cm" svg:height="1.016cm" svg:x="9.439cm" svg:y="13.008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1.979cm" svg:y="13.008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5.789cm" svg:y="13.008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55cm" svg:height="1.016cm" svg:x="13.503cm" svg:y="13.008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5.019cm" svg:height="1.016cm" svg:x="0.549cm" svg:y="0.508cm">
          <draw:text-box>
            <text:p text:style-name="P4"><text:span text:style-name="T2">ARM PRO MINI</text:span></text:p>
          </draw:text-box>
        </draw:frame>
        <draw:custom-shape draw:style-name="gr16" draw:text-style-name="P3" draw:layer="layout" svg:width="4.572cm" svg:height="0.508cm" svg:x="18.329cm" svg:y="4.372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329cm" svg:y="2.467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329cm" svg:y="3.737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3.597cm" svg:height="0.603cm" svg:x="22.057cm" svg:y="14.637cm">
          <draw:text-box>
            <text:p><text:span text:style-name="T3">Updated Dec 19 20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19T21:04:42.874110000</dc:date>
    <meta:editing-duration>PT2H21M42S</meta:editing-duration>
    <meta:editing-cycles>29</meta:editing-cycles>
    <meta:generator>LibreOffice/4.3.2.2$MacOSX_X86_64 LibreOffice_project/edfb5295ba211bd31ad47d0bad0118690f76407d</meta:generator>
    <meta:document-statistic meta:object-count="115"/>
  </office:meta>
</office:document-meta>
</file>